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60pt" fo:font-weight="bold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2" style:family="text">
      <style:text-properties fo:color="#ffffff" fo:font-family="'Arial Black'" style:font-style-name="Normalny" style:font-family-generic="swiss" style:font-pitch="variable" fo:font-size="60pt" fo:font-weight="bold"/>
    </style:style>
    <style:style style:name="T3" style:family="text">
      <style:text-properties fo:color="#ffffff" style:text-outline="false" style:text-line-through-style="none" fo:font-family="'Arial Black'" style:font-style-name="Normalny" style:font-family-generic="swiss" style:font-pitch="variable" fo:font-size="60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4" style:family="text">
      <style:text-properties fo:color="#ffffff" style:text-outline="false" style:text-line-through-style="none" fo:font-family="'Arial Black'" style:font-family-generic="swiss" style:font-pitch="variable" fo:font-size="60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 narodzenia Pana</text:span><text:span text:style-name="T1"><text:line-break/></text:span><text:span text:style-name="T1">dzień dziś wesoły,</text:span><text:span text:style-name="T1"><text:line-break/></text:span><text:span text:style-name="T1">Wyśpiewują chwałę</text:span><text:span text:style-name="T1"><text:line-break/></text:span><text:span text:style-name="T1">Bogu żywioł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Radość ludzi</text:span><text:span text:style-name="T2"><text:line-break/></text:span><text:span text:style-name="T2">wszędy słynie,</text:span><text:span text:style-name="T2"><text:line-break/></text:span><text:span text:style-name="T2">Anioł budzi</text:span><text:span text:style-name="T2"><text:line-break/></text:span><text:span text:style-name="T2">przy dolinie</text:span><text:span text:style-name="T2"><text:line-break/></text:span><text:span text:style-name="T2">Pasterzy, co paśli</text:span><text:span text:style-name="T2"><text:line-break/></text:span><text:span text:style-name="T2">pod borem woły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2">Wypada wśród nocy</text:span><text:span text:style-name="T2"><text:line-break/></text:span><text:span text:style-name="T2">ogień z obłoku!</text:span><text:span text:style-name="T2"><text:line-break/></text:span><text:span text:style-name="T2">Dumają pasterze</text:span><text:span text:style-name="T2"><text:line-break/></text:span><text:span text:style-name="T2">przy tym widok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Każdy pyta,</text:span><text:span text:style-name="T2"><text:line-break/></text:span><text:span text:style-name="T2">co się dzieje,</text:span><text:span text:style-name="T2"><text:line-break/></text:span><text:span text:style-name="T2">Czy nie świta,</text:span><text:span text:style-name="T2"><text:line-break/></text:span><text:span text:style-name="T2">czy nie dnieje,</text:span><text:span text:style-name="T2"><text:line-break/></text:span><text:span text:style-name="T2">Skąd tu łuna bije,</text:span><text:span text:style-name="T2"><text:line-break/></text:span><text:span text:style-name="T2">tak miła oku?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><text:span text:style-name="T3">Ale gdy anielskie</text:span><text:span text:style-name="T3"><text:line-break/></text:span><text:span text:style-name="T3">głosy słyszeli,</text:span><text:span text:style-name="T3"><text:line-break/></text:span><text:span text:style-name="T3">Zaraz do Betlejem prosto bieże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><text:span text:style-name="T3">Tam witali</text:span><text:span text:style-name="T3"><text:line-break/></text:span><text:span text:style-name="T3">w żłobie Pana,</text:span><text:span text:style-name="T3"><text:line-break/></text:span><text:span text:style-name="T3">Poklękali na kolana</text:span><text:span text:style-name="T3"><text:line-break/></text:span><text:span text:style-name="T3">I oddali dary,</text:span><text:span text:style-name="T3"><text:line-break/></text:span><text:span text:style-name="T3">co z sobą wzięli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><text:span text:style-name="T4">I my z pastuszkami</text:span><text:span text:style-name="T4"><text:line-break/></text:span><text:span text:style-name="T4">dziś się radujmy,</text:span><text:span text:style-name="T4"><text:line-break/></text:span><text:span text:style-name="T4">Chwałę z aniołami</text:span><text:span text:style-name="T4"><text:line-break/></text:span><text:span text:style-name="T4">wraz wyśpiewujm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><text:span text:style-name="T3">Bo ten Jezus,</text:span><text:span text:style-name="T3"><text:line-break/></text:span><text:span text:style-name="T3">z nieba dany,</text:span><text:span text:style-name="T3"><text:line-break/></text:span><text:span text:style-name="T3">Weźmie nas</text:span><text:span text:style-name="T3"><text:line-break/></text:span><text:span text:style-name="T3">między niebiany,</text:span><text:span text:style-name="T3"><text:line-break/></text:span><text:span text:style-name="T3">Tylko Go z całego</text:span><text:span text:style-name="T3"><text:line-break/></text:span><text:span text:style-name="T3">serca miłujmy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8-12-25T16:26:21</meta:creation-date>
    <dc:date>2014-01-07T20:00:19.11</dc:date>
    <dc:language>pl-PL</dc:language>
    <meta:editing-cycles>19</meta:editing-cycles>
    <meta:editing-duration>PT17M32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